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2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63.2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55.5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style-name="Default" office:value-type="string" calcext:value-type="string">
            <text:p>Supplier and r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08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0R</text:p>
          </table:table-cell>
          <table:table-cell table:style-name="Default" office:value-type="string" calcext:value-type="string">
            <text:p><text:a xlink:href="https://secure.reichelt.de/index.html?ARTICLE=32882" xlink:type="simple">SMD-0805 47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a xlink:href="https://www.reichelt.de/SMD-0805-von-1-bis-910-kOhm/SMD-0805-1-00K/3/index.html?ACTION=3&amp;LA=446&amp;ARTICLE=32886&amp;GROUPID=7971&amp;artnr=SMD-0805+1%2C00K&amp;SEARCH=SMD-0805%2B1%252C00K&amp;trstct=pos_0" xlink:type="simple">SMD-0805 1,00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08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a xlink:href="https://www.reichelt.de/SMD-0805-von-1-bis-910-kOhm/SMD-0805-10-0K/3/index.html?ACTION=3&amp;LA=446&amp;ARTICLE=32898&amp;GROUPID=7971&amp;artnr=SMD-0805+10%2C0K&amp;SEARCH=SMD-0805%2B10%252C0K&amp;trstct=pos_0" xlink:type="simple">SMD-0805 10,0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<text:a xlink:href="https://www.reichelt.de/SMD-0805-von-1-bis-910-kOhm/SMD-0805-4-70K/3/index.html?ACTION=3&amp;LA=446&amp;ARTICLE=32894&amp;GROUPID=7971&amp;artnr=SMD-0805+4%2C70K&amp;SEARCH=SMD-0805%2B4%252C70K&amp;trstct=pos_0" xlink:type="simple">SMD-0805 4,70K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a xlink:href="https://www.reichelt.de/Vielschicht-SMD-G0805/KEM-X7R0805-100N/3/index.html?ACTION=3&amp;LA=446&amp;ARTICLE=207073&amp;GROUPID=8048&amp;artnr=KEM+X7R0805+100N&amp;SEARCH=0805%2B100nF&amp;trstct=pos_0" xlink:type="simple">KEM X7R0805 100N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<text:a xlink:href="https://www.reichelt.de/Vielschicht-SMD-G0805/KEM-C0G0805-22P/3/index.html?ACTION=3&amp;LA=446&amp;ARTICLE=207027&amp;GROUPID=8048&amp;artnr=KEM+C0G0805+22P&amp;SEARCH=0805%2B22pF&amp;trstct=pos_0" xlink:type="simple">KEM C0G0805 22P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_Radial_Tantal_D8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<text:a xlink:href="https://www.reichelt.de/Elkos-radial-subminiatur/SM-100-16RAD/3/index.html?ACTION=3&amp;LA=2&amp;ARTICLE=25569&amp;GROUPID=3145&amp;artnr=SM+100%2F16RAD&amp;trstct=pol_0" xlink:type="simple">SM 100/16RA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37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FH3710</text:p>
          </table:table-cell>
          <table:table-cell table:style-name="Default" office:value-type="string" calcext:value-type="string">
            <text:p><text:a xlink:href="https://secure.reichelt.de/index.html?ARTICLE=65220" xlink:type="simple">SFH 32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6_L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<text:a xlink:href="https://www.reichelt.de/SMD-LEDs-Standard/LED-LL-1206-WW/3/index.html?ACTION=3&amp;LA=446&amp;ARTICLE=156359&amp;GROUPID=3035&amp;artnr=LED+LL+1206+WW&amp;SEARCH=1206%2BLED%2Bwei%25C3%259F&amp;trstct=pos_5" xlink:type="simple">LED LL 1206 WW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de_through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reichelt.de/1N-UF-AA-Dioden/1N-4006/3/index.html?ACTION=3&amp;LA=446&amp;ARTICLE=1728&amp;GROUPID=2987&amp;artnr=1N+4006&amp;SEARCH=diode&amp;trstct=pos_7" xlink:type="simple">1N 4006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-shot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</text:p>
          </table:table-cell>
          <table:table-cell office:value-type="string" calcext:value-type="string">
            <text:p><text:a xlink:href="https://www.reichelt.de/SMD-Z-Dioden-Mini-Melf/SMD-ZF-5-1/3/index.html?ACTION=3&amp;LA=446&amp;ARTICLE=18953&amp;GROUPID=2995&amp;artnr=SMD+ZF+5%2C1&amp;SEARCH=%2Bzener%2B5%252C1V&amp;trstct=pos_2" xlink:type="simple">SMD ZF 5,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MOS_DGS</text:p>
          </table:table-cell>
          <table:table-cell office:value-type="string" calcext:value-type="string">
            <text:p><text:a xlink:href="https://www.reichelt.de/BS-Transistoren/BSS-138-7-F-DII/3/index.html?ACTION=3&amp;LA=446&amp;ARTICLE=219226&amp;GROUPID=2884&amp;artnr=BSS+138-7-F+DII&amp;SEARCH=BSS138&amp;trstct=pos_0" xlink:type="simple">BSS 138-7-F DII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Z-HC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RZ</text:p>
          </table:table-cell>
          <table:table-cell office:value-type="string" calcext:value-type="string">
            <text:p><text:a xlink:href="https://www.reichelt.de/Quarze/16-0000-HC49U-S/3/index.html?ACTION=3&amp;LA=446&amp;ARTICLE=32852&amp;GROUPID=3173&amp;artnr=16%2C0000-HC49U-S&amp;SEARCH=16Mhz&amp;trstct=pos_6" xlink:type="simple">16,0000-HC49U-S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nenstecker_2x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<text:a xlink:href="https://www.reichelt.de/Pfosten-Wannenstecker/WSL-10G/3/index.html?ACTION=3&amp;LA=446&amp;ARTICLE=22816&amp;GROUPID=7437&amp;artnr=WSL+10G&amp;SEARCH=wannenstecker&amp;trstct=pos_1" xlink:type="simple">WSL 10G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tkey-SOD-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<text:a xlink:href="https://www.reichelt.de/SB-SKE-4F-Dioden/SD-103BW/3/index.html?ACTION=3&amp;LA=446&amp;ARTICLE=95363&amp;GROUPID=2991&amp;artnr=SD+103BW&amp;SEARCH=schottky%2Bdiode&amp;trstct=pos_3" xlink:type="simple">SD 103BW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mega8-TQ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8-A</text:p>
          </table:table-cell>
          <table:table-cell office:value-type="string" calcext:value-type="string">
            <text:p><text:a xlink:href="https://www.reichelt.de/Atmel-ATMega-AVRs/ATMEGA-8-16-TQ/3/index.html?ACTION=3&amp;LA=446&amp;ARTICLE=50551&amp;GROUPID=2959&amp;artnr=ATMEGA+8-16+TQ&amp;SEARCH=atmega8&amp;trstct=pos_1" xlink:type="simple">ATMEGA 8-16 TQ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4HC4051-SO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4051</text:p>
          </table:table-cell>
          <table:table-cell table:style-name="ce2" office:value-type="string" calcext:value-type="string">
            <text:p><text:a xlink:href="https://secure.reichelt.de/index.html?ARTICLE=18687" xlink:type="simple">SMD HC 4051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.00.0000</text:date>, <text:time style:data-style-name="N2" text:time-value="10:09:20.7174498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10:35:10.128344195</dc:date>
    <meta:editing-duration>PT26M55S</meta:editing-duration>
    <meta:editing-cycles>4</meta:editing-cycles>
    <meta:generator>LibreOffice/5.1.6.2$Linux_X86_64 LibreOffice_project/10m0$Build-2</meta:generator>
    <meta:document-statistic meta:table-count="1" meta:cell-count="72" meta:object-count="0"/>
  </office:meta>
</office:document-meta>
</file>